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m" manifest:media-type=""/>
  <manifest:file-entry manifest:full-path="media/image2.svm" manifest:media-type=""/>
  <manifest:file-entry manifest:full-path="media/image3.svm" manifest:media-type=""/>
  <manifest:file-entry manifest:full-path="media/image4.svm" manifest:media-type=""/>
  <manifest:file-entry manifest:full-path="media/image5.svm" manifest:media-type=""/>
  <manifest:file-entry manifest:full-path="media/image6.svm" manifest:media-type=""/>
  <manifest:file-entry manifest:full-path="media/image7.svm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ymbol" svg:font-family="Symbol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FF" fo:font-size="8pt" style:font-size-asian="8pt" style:font-size-complex="8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CCFF" fo:border-bottom="none" fo:border-left="2pt solid #00CCFF" fo:border-right="none"/>
    </style:style>
    <style:style style:name="ce9" style:family="table-cell" style:parent-style-name="Default" style:data-style-name="N0">
      <style:table-cell-properties fo:border-top="2pt solid #00CCFF" fo:border-bottom="thin solid #00CCFF" fo:border-left="thin solid #00CCFF" fo:border-right="thin solid #00CCFF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CCFF" fo:border-bottom="thin solid #00CCFF" fo:border-left="thin solid #00CCFF" fo:border-right="2pt solid #00CCFF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CCFF" fo:border-bottom="2pt solid #00CCFF" fo:border-left="2pt solid #00CCFF" fo:border-right="thin solid #00CCFF"/>
    </style:style>
    <style:style style:name="ce12" style:family="table-cell" style:parent-style-name="Default" style:data-style-name="N0">
      <style:table-cell-properties fo:border-top="none" fo:border-bottom="2pt solid #00CCFF" fo:border-left="thin solid #00CCFF" fo:border-right="thin solid #00CCFF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CCFF" fo:border-left="thin solid #00CCFF" fo:border-right="2pt solid #00CCFF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FF" fo:border-bottom="none" fo:border-left="thin solid #0000FF" fo:border-right="none"/>
    </style:style>
    <style:style style:name="ce15" style:family="table-cell" style:parent-style-name="Default" style:data-style-name="N0">
      <style:table-cell-properties fo:border-top="thin solid #0000FF" fo:border-bottom="none" fo:border-left="none" fo:border-right="none"/>
    </style:style>
    <style:style style:name="ce16" style:family="table-cell" style:parent-style-name="Default" style:data-style-name="N0">
      <style:table-cell-properties fo:border-top="thin solid #0000FF" fo:border-bottom="none" fo:border-left="none" fo:border-right="thin solid #0000FF"/>
    </style:style>
    <style:style style:name="ce17" style:family="table-cell" style:parent-style-name="Default" style:data-style-name="N0">
      <style:table-cell-properties fo:border-top="none" fo:border-bottom="thin solid #00CCFF" fo:border-left="2pt solid #00CCFF" fo:border-right="thin solid #00CCFF" fo:background-color="#CCCCCC"/>
    </style:style>
    <style:style style:name="ce18" style:family="table-cell" style:parent-style-name="Default" style:data-style-name="N0">
      <style:table-cell-properties fo:border-top="none" fo:border-bottom="thin solid #00CCFF" fo:border-left="thin solid #00CCFF" fo:border-right="thin solid #00CCFF" style:vertical-align="automatic" fo:background-color="#0070C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15">
      <style:table-cell-properties fo:border-top="none" fo:border-bottom="thin solid #00CCFF" fo:border-left="thin solid #00CCFF" fo:border-right="2pt solid #00CCFF" style:vertical-align="automatic" fo:background-color="#0070C0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none" fo:border-bottom="none" fo:border-left="thin solid #0000FF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FF"/>
    </style:style>
    <style:style style:name="ce22" style:family="table-cell" style:parent-style-name="Default" style:data-style-name="N0">
      <style:table-cell-properties fo:border-top="thin solid #00CCFF" fo:border-bottom="thin solid #00CCFF" fo:border-left="2pt solid #00CCFF" fo:border-right="thin solid #00CCFF" fo:background-color="#CCCCCC"/>
    </style:style>
    <style:style style:name="ce23" style:family="table-cell" style:parent-style-name="Default" style:data-style-name="N0">
      <style:table-cell-properties fo:border="thin solid #00CCFF" style:vertical-align="automatic" fo:background-color="#0070C0" style:repeat-content="false"/>
      <style:paragraph-properties fo:text-align="center"/>
      <style:text-properties fo:color="#FFFFFF"/>
    </style:style>
    <style:style style:name="ce24" style:family="table-cell" style:parent-style-name="Default" style:data-style-name="N15">
      <style:table-cell-properties fo:border-top="thin solid #00CCFF" fo:border-bottom="thin solid #00CCFF" fo:border-left="thin solid #00CCFF" fo:border-right="2pt solid #00CCFF" style:vertical-align="automatic" fo:background-color="#0070C0" style:repeat-content="false"/>
      <style:paragraph-properties fo:text-align="center"/>
      <style:text-properties fo:color="#FFFFFF"/>
    </style:style>
    <style:style style:name="ce25" style:family="table-cell" style:parent-style-name="Default" style:data-style-name="N0">
      <style:table-cell-properties fo:border-top="none" fo:border-bottom="none" fo:border-left="thin solid #0000FF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color="#FFFFFF"/>
    </style:style>
    <style:style style:name="ce27" style:family="table-cell" style:parent-style-name="Default" style:data-style-name="N0">
      <style:table-cell-properties fo:border-top="none" fo:border-bottom="none" fo:border-left="thin solid #0000FF" fo:border-right="none"/>
    </style:style>
    <style:style style:name="ce28" style:family="table-cell" style:parent-style-name="Default" style:data-style-name="N0">
      <style:table-cell-properties fo:border-top="none" fo:border-bottom="thin solid #0000FF" fo:border-left="thin solid #0000FF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15">
      <style:table-cell-properties fo:border-top="none" fo:border-bottom="thin solid #0000FF" fo:border-left="none" fo:border-right="none" style:vertical-align="automatic" fo:background-color="#FF99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FF" fo:border-left="none" fo:border-right="none"/>
    </style:style>
    <style:style style:name="ce31" style:family="table-cell" style:parent-style-name="Default" style:data-style-name="N0">
      <style:table-cell-properties fo:border-top="none" fo:border-bottom="thin solid #0000FF" fo:border-left="none" fo:border-right="thin solid #0000FF"/>
    </style:style>
    <style:style style:name="ce32" style:family="table-cell" style:parent-style-name="Default" style:data-style-name="N0">
      <style:table-cell-properties fo:border-top="thin solid #00CCFF" fo:border-bottom="2pt solid #00CCFF" fo:border-left="2pt solid #00CCFF" fo:border-right="thin solid #00CCFF" fo:background-color="#CCCCCC"/>
    </style:style>
    <style:style style:name="ce33" style:family="table-cell" style:parent-style-name="Default" style:data-style-name="N0">
      <style:table-cell-properties fo:border-top="thin solid #00CCFF" fo:border-bottom="2pt solid #00CCFF" fo:border-left="thin solid #00CCFF" fo:border-right="thin solid #00CCFF" style:vertical-align="automatic" fo:background-color="#0070C0" style:repeat-content="false"/>
      <style:paragraph-properties fo:text-align="center"/>
      <style:text-properties fo:color="#FFFFFF"/>
    </style:style>
    <style:style style:name="ce34" style:family="table-cell" style:parent-style-name="Default" style:data-style-name="N15">
      <style:table-cell-properties fo:border-top="thin solid #00CCFF" fo:border-bottom="2pt solid #00CCFF" fo:border-left="thin solid #00CCFF" fo:border-right="2pt solid #00CCFF" style:vertical-align="automatic" fo:background-color="#0070C0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ackground-color="#CCCCCC"/>
    </style:style>
    <style:style style:name="ce36" style:family="table-cell" style:parent-style-name="Default" style:data-style-name="N0"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FF00"/>
    </style:style>
    <style:style style:name="ce38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ackground-color="#0070C0"/>
      <style:text-properties fo:color="#FFFFFF"/>
    </style:style>
    <style:style style:name="ce4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D59215"/>
    </style:style>
    <style:style style:name="ce4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15">
      <style:table-cell-properties style:vertical-align="automatic" fo:background-color="#FF7F00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ext-properties fo:color="#00CCFF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0.7540625cm"/>
    </style:style>
    <style:style style:name="co8" style:family="table-column">
      <style:table-column-properties fo:break-before="auto" style:column-width="0.846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J$8:.$J$16])" table:base-cell-address="Viscosity.D5">
          <table:help-message/>
          <table:error-message table:display="true"/>
        </table:content-validation>
      </table:content-validations>
      <table:table table:name="Viscosity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16368" table:default-cell-style-name="ce1"/>
        <table:table-row table:style-name="ro1">
          <table:table-cell table:number-columns-repeated="2"/>
          <table:table-cell table:number-columns-repeated="11" table:style-name="ce1"/>
          <table:table-cell office:value-type="string" table:style-name="ce2">
            <text:p>rev.cjc. 29.06.2017</text:p>
          </table:table-cell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">
            <text:p>Viscosity of gases according Sutherland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 of gas type and its temperatur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Gas:</text:p>
          </table:table-cell>
          <table:table-cell office:value-type="string" table:content-validation-name="val1" table:style-name="ce5">
            <text:p>ammonia</text:p>
          </table:table-cell>
          <table:table-cell table:number-columns-repeated="5" table:style-name="ce1"/>
          <table:table-cell office:value-type="string" table:style-name="ce1">
            <text:p>Table of Sutherland data</text:p>
          </table:table-cell>
          <table:table-cell table:number-columns-repeated="16374" table:style-name="ce1"/>
        </table:table-row>
        <table:table-row table:style-name="ro3">
          <table:table-cell table:number-columns-repeated="2"/>
          <table:table-cell office:value-type="string" table:style-name="ce6">
            <text:p>TC =</text:p>
          </table:table-cell>
          <table:table-cell office:value-type="float" office:value="62.867600000000039" table:formula="of:=336.0176 - 273.15" table:style-name="ce7">
            <text:p>62.8676</text:p>
          </table:table-cell>
          <table:table-cell office:value-type="string" table:style-name="ce1">
            <text:p>ºC</text:p>
          </table:table-cell>
          <table:table-cell table:number-columns-repeated="4" table:style-name="ce1"/>
          <table:table-cell table:style-name="ce8"/>
          <table:table-cell office:value-type="string" table:style-name="ce9">
            <text:p>SC</text:p>
          </table:table-cell>
          <table:table-cell office:value-type="string" table:style-name="ce9">
            <text:p>T0</text:p>
          </table:table-cell>
          <table:table-cell office:value-type="string" table:style-name="ce10">
            <text:p><text:span text:style-name="T2">m</text:span><text:span text:style-name="T3">o</text:span>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1">
            <text:p>Gas</text:p>
          </table:table-cell>
          <table:table-cell office:value-type="string" table:style-name="ce12">
            <text:p>K</text:p>
          </table:table-cell>
          <table:table-cell office:value-type="string" table:style-name="ce12">
            <text:p>K</text:p>
          </table:table-cell>
          <table:table-cell office:value-type="string" table:style-name="ce13">
            <text:p>Pa s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4">
            <text:p>Function Viscosity</text:p>
          </table:table-cell>
          <table:table-cell table:number-columns-repeated="3" table:style-name="ce15"/>
          <table:table-cell table:style-name="ce16"/>
          <table:table-cell table:number-columns-repeated="2" table:style-name="ce1"/>
          <table:table-cell office:value-type="string" table:style-name="ce17">
            <text:p>air</text:p>
          </table:table-cell>
          <table:table-cell office:value-type="float" office:value="120" table:style-name="ce18">
            <text:p>120</text:p>
          </table:table-cell>
          <table:table-cell office:value-type="float" office:value="291.55" table:style-name="ce18">
            <text:p>291.55</text:p>
          </table:table-cell>
          <table:table-cell office:value-type="float" office:value="1.827E-5" table:style-name="ce19">
            <text:p>1.83E-05</text:p>
          </table:table-cell>
          <table:table-cell table:number-columns-repeated="16371" table:style-name="ce1"/>
        </table:table-row>
        <table:table-row table:style-name="ro4">
          <table:table-cell table:number-columns-repeated="2"/>
          <table:table-cell office:value-type="string" table:style-name="ce20">
            <text:p><text:span text:style-name="T2">m</text:span><text:s/>=</text:p>
          </table:table-cell>
          <table:table-cell office:value-type="string" table:style-name="ce1">
            <text:p>Viscosity_AbsVisc0_T0_SC_TC(AbsVisc0, T0, SC, TC)</text:p>
          </table:table-cell>
          <table:table-cell table:number-columns-repeated="2" table:style-name="ce1"/>
          <table:table-cell table:style-name="ce21"/>
          <table:table-cell table:number-columns-repeated="2" table:style-name="ce1"/>
          <table:table-cell office:value-type="string" table:style-name="ce22">
            <text:p>nitrogen</text:p>
          </table:table-cell>
          <table:table-cell office:value-type="float" office:value="111" table:style-name="ce23">
            <text:p>111</text:p>
          </table:table-cell>
          <table:table-cell office:value-type="float" office:value="293.14999999999998" table:style-name="ce23">
            <text:p>293.15</text:p>
          </table:table-cell>
          <table:table-cell office:value-type="float" office:value="9.8200000000000008E-6" table:style-name="ce24">
            <text:p>9.82E-06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20">
            <text:p>AbsVisc0=</text:p>
          </table:table-cell>
          <table:table-cell office:value-type="float" office:value="1.7810000000000001E-5" table:style-name="ce24">
            <text:p>1.78E-05</text:p>
          </table:table-cell>
          <table:table-cell office:value-type="string" table:style-name="ce1">
            <text:p>Pa s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22">
            <text:p>oxygen</text:p>
          </table:table-cell>
          <table:table-cell office:value-type="float" office:value="127" table:style-name="ce23">
            <text:p>127</text:p>
          </table:table-cell>
          <table:table-cell office:value-type="float" office:value="293.14999999999998" table:style-name="ce23">
            <text:p>293.15</text:p>
          </table:table-cell>
          <table:table-cell office:value-type="float" office:value="1.4800000000000001E-5" table:style-name="ce24">
            <text:p>1.48E-05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25">
            <text:p>T0 =</text:p>
          </table:table-cell>
          <table:table-cell office:value-type="float" office:value="300.55" table:style-name="ce26">
            <text:p>300.55</text:p>
          </table:table-cell>
          <table:table-cell office:value-type="string" table:style-name="ce1">
            <text:p>K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22">
            <text:p>carbon dioxide</text:p>
          </table:table-cell>
          <table:table-cell office:value-type="float" office:value="240" table:style-name="ce23">
            <text:p>240</text:p>
          </table:table-cell>
          <table:table-cell office:value-type="float" office:value="288.14999999999998" table:style-name="ce23">
            <text:p>288.15</text:p>
          </table:table-cell>
          <table:table-cell office:value-type="float" office:value="1.7200000000000001E-5" table:style-name="ce24">
            <text:p>1.72E-05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25">
            <text:p>SC =</text:p>
          </table:table-cell>
          <table:table-cell office:value-type="float" office:value="370" table:style-name="ce26">
            <text:p>370</text:p>
          </table:table-cell>
          <table:table-cell office:value-type="string" table:style-name="ce1">
            <text:p>K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22">
            <text:p>carbon monoxide</text:p>
          </table:table-cell>
          <table:table-cell office:value-type="float" office:value="118" table:style-name="ce23">
            <text:p>118</text:p>
          </table:table-cell>
          <table:table-cell office:value-type="float" office:value="273" table:style-name="ce23">
            <text:p>273</text:p>
          </table:table-cell>
          <table:table-cell office:value-type="float" office:value="1.9000000000000001E-5" table:style-name="ce24">
            <text:p>1.90E-05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20">
            <text:p>TC =</text:p>
          </table:table-cell>
          <table:table-cell office:value-type="float" office:value="62.867600000000039" table:formula="of:=[.D6]" table:style-name="ce4">
            <text:p>62.8676</text:p>
          </table:table-cell>
          <table:table-cell office:value-type="string" table:style-name="ce1">
            <text:p>ºC</text:p>
          </table:table-cell>
          <table:table-cell table:style-name="ce1"/>
          <table:table-cell table:style-name="ce21"/>
          <table:table-cell table:number-columns-repeated="2" table:style-name="ce1"/>
          <table:table-cell office:value-type="string" table:style-name="ce22">
            <text:p>hydrogen</text:p>
          </table:table-cell>
          <table:table-cell office:value-type="float" office:value="72" table:style-name="ce23">
            <text:p>72</text:p>
          </table:table-cell>
          <table:table-cell office:value-type="float" office:value="293.85000000000002" table:style-name="ce23">
            <text:p>293.85</text:p>
          </table:table-cell>
          <table:table-cell office:value-type="float" office:value="8.7600000000000008E-6" table:style-name="ce24">
            <text:p>8.76E-06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27">
            <text:p>Absolute viscosity at given temperature</text:p>
          </table:table-cell>
          <table:table-cell table:number-columns-repeated="3" table:style-name="ce1"/>
          <table:table-cell table:style-name="ce21"/>
          <table:table-cell table:number-columns-repeated="2" table:style-name="ce1"/>
          <table:table-cell office:value-type="string" table:style-name="ce22">
            <text:p>ammonia</text:p>
          </table:table-cell>
          <table:table-cell office:value-type="float" office:value="370" table:style-name="ce23">
            <text:p>370</text:p>
          </table:table-cell>
          <table:table-cell office:value-type="float" office:value="300.55" table:style-name="ce23">
            <text:p>300.55</text:p>
          </table:table-cell>
          <table:table-cell office:value-type="float" office:value="1.7810000000000001E-5" table:style-name="ce24">
            <text:p>1.78E-05</text:p>
          </table:table-cell>
          <table:table-cell table:number-columns-repeated="16371" table:style-name="ce1"/>
        </table:table-row>
        <table:table-row table:style-name="ro4">
          <table:table-cell table:number-columns-repeated="2"/>
          <table:table-cell office:value-type="string" table:style-name="ce28">
            <text:p><text:span text:style-name="T2">m</text:span><text:s/>=</text:p>
          </table:table-cell>
          <table:table-cell office:value-type="error" office:string-value="#NAME?" table:formula="of:=COM.MICROSOFT.SINGLE(VISCOSITY_ABSVISC0_T0_SC_TC([.D10]; [.D11]; [.D12]; [.D13]))" table:style-name="ce29">
            <text:p>#NAME?</text:p>
          </table:table-cell>
          <table:table-cell office:value-type="string" table:style-name="ce30">
            <text:p>Pa s</text:p>
          </table:table-cell>
          <table:table-cell table:style-name="ce30"/>
          <table:table-cell table:style-name="ce31"/>
          <table:table-cell table:number-columns-repeated="2" table:style-name="ce1"/>
          <table:table-cell office:value-type="string" table:style-name="ce22">
            <text:p>sulfur dioxide</text:p>
          </table:table-cell>
          <table:table-cell office:value-type="float" office:value="416" table:style-name="ce23">
            <text:p>416</text:p>
          </table:table-cell>
          <table:table-cell office:value-type="float" office:value="292.25" table:style-name="ce23">
            <text:p>292.25</text:p>
          </table:table-cell>
          <table:table-cell office:value-type="float" office:value="2.018E-5" table:style-name="ce24">
            <text:p>2.02E-05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<text:s/></text:p>
          </table:table-cell>
          <table:table-cell table:number-columns-repeated="5" table:style-name="ce1"/>
          <table:table-cell office:value-type="string" table:style-name="ce32">
            <text:p>helium</text:p>
          </table:table-cell>
          <table:table-cell office:value-type="float" office:value="79" table:style-name="ce33">
            <text:p>79</text:p>
          </table:table-cell>
          <table:table-cell office:value-type="float" office:value="293.64999999999998" table:style-name="ce33">
            <text:p>293.65</text:p>
          </table:table-cell>
          <table:table-cell office:value-type="float" office:value="1.254E-5" table:style-name="ce34">
            <text:p>1.25E-0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35">
            <text:p>Gas type</text:p>
          </table:table-cell>
          <table:table-cell table:style-name="ce35"/>
          <table:table-cell table:number-columns-repeated="5" table:style-name="ce1"/>
          <table:table-cell office:value-type="string" table:style-name="ce36">
            <text:p><text:span text:style-name="T2">m</text:span><text:s/>=<text:s/><text:span text:style-name="T2">m</text:span>₀ * ((T0 + SC) / (TK + SC)) * (TK / T0) ^ (3 / 2)</text:p>
          </table:table-cell>
          <table:table-cell table:number-columns-repeated="3" table:style-name="ce36"/>
          <table:table-cell office:value-type="string" table:style-name="ce36">
            <text:p><text:span text:style-name="T2">m</text:span><text:s/>=<text:s/><text:span text:style-name="T2">m</text:span>₀ * ((T0 + SC) / (TK + SC)) * (TK / T0) ^ (3 / 2)</text:p>
          </table:table-cell>
          <table:table-cell table:number-columns-repeated="16370" table:style-name="ce1"/>
        </table:table-row>
        <table:table-row table:style-name="ro4">
          <table:table-cell table:number-columns-repeated="2"/>
          <table:table-cell office:value-type="string" table:style-name="ce37">
            <text:p>Gas temperature</text:p>
          </table:table-cell>
          <table:table-cell table:style-name="ce37"/>
          <table:table-cell table:number-columns-repeated="5" table:style-name="ce1"/>
          <table:table-cell office:value-type="string" table:style-name="ce1">
            <text:p><text:span text:style-name="T2">m</text:span>₀ : Absolute viscosity at reference temperature Pa s</text:p>
          </table:table-cell>
          <table:table-cell table:number-columns-repeated="3" table:style-name="ce1"/>
          <table:table-cell office:value-type="string" table:style-name="ce4">
            <text:p><text:span text:style-name="T2">m</text:span>₀ =</text:p>
          </table:table-cell>
          <table:table-cell office:value-type="float" office:value="1.7810000000000001E-5" table:formula="of:=[.D10]" table:style-name="ce38">
            <text:p>1.78E-05</text:p>
          </table:table-cell>
          <table:table-cell office:value-type="string" table:style-name="ce1">
            <text:p>Pa s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39">
            <text:p>Data from table</text:p>
          </table:table-cell>
          <table:table-cell table:style-name="ce39"/>
          <table:table-cell table:number-columns-repeated="5" table:style-name="ce1"/>
          <table:table-cell office:value-type="string" table:style-name="ce1">
            <text:p>T0: Reference temperature <text:s/>K</text:p>
          </table:table-cell>
          <table:table-cell table:number-columns-repeated="3" table:style-name="ce1"/>
          <table:table-cell office:value-type="string" table:style-name="ce6">
            <text:p>T0 =</text:p>
          </table:table-cell>
          <table:table-cell office:value-type="float" office:value="300.55" table:formula="of:=[.D11]" table:style-name="ce40">
            <text:p>300.55</text:p>
          </table:table-cell>
          <table:table-cell office:value-type="string" table:style-name="ce1">
            <text:p>K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41">
            <text:p>Result</text:p>
          </table:table-cell>
          <table:table-cell table:style-name="ce41"/>
          <table:table-cell table:number-columns-repeated="5" table:style-name="ce1"/>
          <table:table-cell office:value-type="string" table:style-name="ce1">
            <text:p>TC: gas emperature ºC</text:p>
          </table:table-cell>
          <table:table-cell table:number-columns-repeated="3" table:style-name="ce1"/>
          <table:table-cell office:value-type="string" table:style-name="ce6">
            <text:p>SC =</text:p>
          </table:table-cell>
          <table:table-cell office:value-type="float" office:value="370" table:formula="of:=[.D12]" table:style-name="ce40">
            <text:p>370</text:p>
          </table:table-cell>
          <table:table-cell office:value-type="string" table:style-name="ce1">
            <text:p>K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SC: Sutherland constant for the gas</text:p>
          </table:table-cell>
          <table:table-cell table:number-columns-repeated="3" table:style-name="ce1"/>
          <table:table-cell office:value-type="string" table:style-name="ce4">
            <text:p>TK =</text:p>
          </table:table-cell>
          <table:table-cell office:value-type="float" office:value="336.01760000000002" table:formula="of:=[.D6]+273.15" table:style-name="ce42">
            <text:p>336.0176</text:p>
          </table:table-cell>
          <table:table-cell office:value-type="string" table:style-name="ce1">
            <text:p>K</text:p>
          </table:table-cell>
          <table:table-cell table:number-columns-repeated="16368"/>
        </table:table-row>
        <table:table-row table:style-name="ro4">
          <table:table-cell table:number-columns-repeated="2"/>
          <table:table-cell table:number-columns-repeated="7" table:style-name="ce1"/>
          <table:table-cell office:value-type="string" table:style-name="ce1">
            <text:p>TK = TC + 273,15 <text:s text:c="2"/>K</text:p>
          </table:table-cell>
          <table:table-cell table:number-columns-repeated="3" table:style-name="ce1"/>
          <table:table-cell office:value-type="string" table:style-name="ce43">
            <text:p><text:span text:style-name="T2">m</text:span><text:s/>=</text:p>
          </table:table-cell>
          <table:table-cell office:value-type="float" office:value="1.999620123343963E-5" table:formula="of:=[.O19] * (([.O20] + [.O21]) / ([.O22] + [.O21])) * ([.O22] /[.O20]) ^ (3 / 2)" table:style-name="ce44">
            <text:p>2.00E-05</text:p>
          </table:table-cell>
          <table:table-cell office:value-type="string" table:style-name="ce1">
            <text:p>Pa s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7" table:style-name="ce1"/>
          <table:table-cell table:number-columns-repeated="2" table:style-name="ce4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table:style-name="ce43"/>
          <table:table-cell table:style-name="ce4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Ref__1" table:style-name="ta2">
        <table:shapes>
          <draw:frame draw:z-index="1" draw:id="id0" draw:style-name="a0" draw:name="Image 4" svg:x="0.87913in" svg:y="0.99488in" svg:width="6.86811in" svg:height="1.32126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5" table:number-columns-repeated="2" table:default-cell-style-name="ce1"/>
        <table:table-column table:style-name="co2" table:number-columns-repeated="6" table:default-cell-style-name="ce1"/>
        <table:table-column table:style-name="co4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6">
            <text:p>Dynamic viscosity of airaccording Sutherland</text:p>
          </table:table-cell>
          <table:table-cell table:number-columns-repeated="4" table:style-name="ce1"/>
          <table:table-cell office:value-type="string" table:style-name="ce1">
            <text:p>[1]</text:p>
          </table:table-cell>
          <table:table-cell table:number-columns-repeated="16376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7">
            <text:p>The value of the dynamic viscosity coefficient is found to be a constant with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8">
            <text:p>pressure but the value depends on the temperature of the gas.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<text:s/>For air, D. M. Sutherland provides an equation for the dependence o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temperature T: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9">
            <text:p>mu = mu0 * ((T / T0)^1.5) * ((T0 + 198.72) / (T + 198.72)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7">
            <text:p>where<text:s/><text:span text:style-name="T6">mu0</text:span><text:s/>and<text:s/><text:span text:style-name="T6">T0</text:span><text:s/>are reference values given at sea level stanfard conditions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8">
            <text:p>The temperature is specified in degrees Rankine: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9">
            <text:p>mu0 = 3.62 x 10^-7 lb-sec/ft^2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50"/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51">
            <text:p>T0 = 518.7 R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Ref__2" table:style-name="ta2">
        <table:shapes>
          <draw:frame draw:z-index="1" draw:id="id1" draw:style-name="a1" draw:name="Image 5" svg:x="0.75079in" svg:y="0.82756in" svg:width="6.49291in" svg:height="4.79134in" style:rel-width="scale" style:rel-height="scale">
            <draw:image xlink:href="" xlink:type="simple" xlink:show="embed" xlink:actuate="onLoad"/>
            <svg:title/>
            <svg:desc/>
          </draw:frame>
          <draw:frame draw:z-index="2" draw:id="id2" draw:style-name="a2" draw:name="Image 6" svg:x="8.53425in" svg:y="0.81693in" svg:width="6.44291in" svg:height="3.60984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6" table:number-columns-repeated="2" table:default-cell-style-name="ce1"/>
        <table:table-column table:style-name="co2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iscosity of gases <text:s text:c="2"/>[2]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Ref__3" table:style-name="ta2">
        <table:shapes>
          <draw:frame draw:z-index="1" draw:id="id3" draw:style-name="a3" draw:name="Image 7" svg:x="0.99016in" svg:y="0.53307in" svg:width="8.68583in" svg:height="5.23268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7" table:number-columns-repeated="2" table:default-cell-style-name="ce1"/>
        <table:table-column table:style-name="co4" table:number-columns-repeated="16382" table:default-cell-style-name="ce1"/>
        <table:table-row table:number-rows-repeated="1048576" table:style-name="ro1">
          <table:table-cell table:number-columns-repeated="16384"/>
        </table:table-row>
      </table:table>
      <table:table table:name="Ref" table:style-name="ta2">
        <table:shapes>
          <draw:frame draw:z-index="1" draw:id="id4" draw:style-name="a4" draw:name="Image 1" svg:x="0.72441in" svg:y="1.04016in" svg:width="7.44331in" svg:height="0.68898in" style:rel-width="scale" style:rel-height="scale">
            <draw:image xlink:href="" xlink:type="simple" xlink:show="embed" xlink:actuate="onLoad"/>
            <svg:title/>
            <svg:desc/>
          </draw:frame>
          <draw:frame draw:z-index="2" draw:id="id5" draw:style-name="a5" draw:name="Image 2" svg:x="0.66654in" svg:y="2.82205in" svg:width="4.59213in" svg:height="0.56417in" style:rel-width="scale" style:rel-height="scale">
            <draw:image xlink:href="" xlink:type="simple" xlink:show="embed" xlink:actuate="onLoad"/>
            <svg:title/>
            <svg:desc/>
          </draw:frame>
          <draw:frame draw:z-index="3" draw:id="id6" draw:style-name="a6" draw:name="Image 3" svg:x="0.69252in" svg:y="4.18937in" svg:width="7.23504in" svg:height="1.08031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8" table:number-columns-repeated="2" table:default-cell-style-name="ce1"/>
        <table:table-column table:style-name="co2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[1]</text:p>
          </table:table-cell>
          <table:table-cell office:value-type="string" table:style-name="ce1">
            <text:p>https://www.grc.nasa.gov/www/BGH/viscosity.html</text:p>
          </table:table-cell>
          <table:table-cell table:number-columns-repeated="16381"/>
        </table:table-row>
        <table:table-row table:number-rows-repeated="4" table:style-name="ro1">
          <table:table-cell/>
          <table:table-cell table:style-name="ce4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[2]</text:p>
          </table:table-cell>
          <table:table-cell office:value-type="string" table:style-name="ce1">
            <text:p>http://hyperphysics.phy-astr.gsu.edu/hbase/kinetic/visgas.html</text:p>
          </table:table-cell>
          <table:table-cell table:number-columns-repeated="16381"/>
        </table:table-row>
        <table:table-row table:number-rows-repeated="5" table:style-name="ro1">
          <table:table-cell/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[3]</text:p>
          </table:table-cell>
          <table:table-cell office:value-type="string" table:style-name="ce1">
            <text:p>http://www.saylor.org/site/wp-content/uploads/2011/04/Viscosity.pdf</text:p>
          </table:table-cell>
          <table:table-cell table:number-columns-repeated="16381"/>
        </table:table-row>
        <table:table-row table:number-rows-repeated="5" table:style-name="ro1">
          <table:table-cell/>
          <table:table-cell table:style-name="ce4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ymbol" svg:font-family="Symbol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16" number:min-decimal-places="16" number:min-integer-digits="1" number:min-exponent-digits="2" number:exponent-interval="1" number:forced-exponent-sign="true"/>
    </number:number-style>
    <number:currency-style style:name="N37P0" number:language="es" number:country="CL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37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Gabriele Riboni</meta:initial-creator>
    <dc:creator>Gabriele Riboni</dc:creator>
    <meta:creation-date>2017-01-05T12:30:12Z</meta:creation-date>
    <dc:date>2025-12-11T10:10:42Z</dc:date>
    <meta:editing-cycles>17</meta:editing-cycles>
    <meta:editing-duration>PT6055S</meta:editing-duration>
  </office:meta>
</office:document-meta>
</file>